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Heading_20_1">
      <style:text-properties officeooo:paragraph-rsid="0004b60d"/>
    </style:style>
    <style:style style:name="P3" style:family="paragraph" style:parent-style-name="Heading_20_2">
      <style:text-properties officeooo:paragraph-rsid="0004b60d"/>
    </style:style>
    <style:style style:name="P4" style:family="paragraph" style:parent-style-name="Heading_20_2">
      <style:text-properties officeooo:paragraph-rsid="00060b8b"/>
    </style:style>
    <style:style style:name="P5" style:family="paragraph" style:parent-style-name="Standard">
      <style:text-properties fo:font-size="18pt" fo:font-weight="bold" officeooo:rsid="000392ad" officeooo:paragraph-rsid="000392a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2pt" fo:font-weight="normal" officeooo:rsid="000392ad" officeooo:paragraph-rsid="000392a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8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0392ad"/>
    </style:style>
    <style:style style:name="P11" style:family="paragraph" style:parent-style-name="Standard" style:list-style-name="L3">
      <style:paragraph-properties fo:orphans="2" fo:widows="2"/>
      <style:text-properties officeooo:paragraph-rsid="00065f5e"/>
    </style:style>
    <style:style style:name="P12" style:family="paragraph" style:parent-style-name="Standard" style:list-style-name="L3">
      <style:paragraph-properties fo:orphans="2" fo:widows="2"/>
      <style:text-properties officeooo:paragraph-rsid="00079aef"/>
    </style:style>
    <style:style style:name="P13" style:family="paragraph" style:parent-style-name="Standard" style:list-style-name="L3">
      <style:paragraph-properties fo:orphans="2" fo:widows="2"/>
      <style:text-properties officeooo:paragraph-rsid="0009b8a5"/>
    </style:style>
    <style:style style:name="P14" style:family="paragraph" style:parent-style-name="Standard" style:list-style-name="L3">
      <style:paragraph-properties fo:orphans="2" fo:widows="2"/>
      <style:text-properties officeooo:rsid="00065f5e" officeooo:paragraph-rsid="00065f5e"/>
    </style:style>
    <style:style style:name="P15" style:family="paragraph" style:parent-style-name="Standard">
      <style:paragraph-properties fo:orphans="2" fo:widows="2"/>
      <style:text-properties officeooo:rsid="0009b8a5" officeooo:paragraph-rsid="0009b8a5"/>
    </style:style>
    <style:style style:name="P16" style:family="paragraph" style:parent-style-name="Text_20_body">
      <style:text-properties officeooo:rsid="000392ad" officeooo:paragraph-rsid="000392ad"/>
    </style:style>
    <style:style style:name="P17" style:family="paragraph" style:parent-style-name="Text_20_body">
      <style:text-properties officeooo:paragraph-rsid="0004b60d"/>
    </style:style>
    <style:style style:name="P18" style:family="paragraph" style:parent-style-name="Text_20_body">
      <style:text-properties officeooo:paragraph-rsid="00058be8"/>
    </style:style>
    <style:style style:name="P19" style:family="paragraph" style:parent-style-name="Text_20_body">
      <style:text-properties officeooo:rsid="00060b8b" officeooo:paragraph-rsid="00060b8b"/>
    </style:style>
    <style:style style:name="P20" style:family="paragraph" style:parent-style-name="Text_20_body">
      <style:text-properties officeooo:paragraph-rsid="00060b8b"/>
    </style:style>
    <style:style style:name="P21" style:family="paragraph" style:parent-style-name="Text_20_body">
      <style:text-properties officeooo:paragraph-rsid="0009b8a5"/>
    </style:style>
    <style:style style:name="P22" style:family="paragraph" style:parent-style-name="Text_20_body" style:list-style-name="L2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0392a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4b60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058be8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060b8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065f5e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079aef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08766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04b60d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officeooo:rsid="0004b60d" style:font-weight-asian="normal" style:font-weight-complex="normal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058be8" style:font-weight-asian="normal" style:font-weight-complex="normal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060b8b" style:font-weight-asian="normal" style:font-weight-complex="normal"/>
    </style:style>
    <style:style style:name="T13" style:family="text">
      <style:text-properties fo:font-variant="normal" fo:text-transform="none" style:font-name="Segoe UI" fo:font-size="10.5pt" fo:letter-spacing="normal" fo:font-style="normal" fo:font-weight="bold" officeooo:rsid="0004b60d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style:font-name="Segoe UI" fo:font-size="10.5pt" fo:letter-spacing="normal" fo:font-style="normal" fo:font-weight="bold" officeooo:rsid="00060b8b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0392ad"/>
    </style:style>
    <style:style style:name="T17" style:family="text">
      <style:text-properties officeooo:rsid="0004b60d"/>
    </style:style>
    <style:style style:name="T18" style:family="text">
      <style:text-properties fo:font-weight="bold" officeooo:rsid="0004b60d" style:font-weight-asian="bold" style:font-weight-complex="bold"/>
    </style:style>
    <style:style style:name="T19" style:family="text">
      <style:text-properties fo:font-weight="bold" officeooo:rsid="0009b8a5" style:font-weight-asian="bold" style:font-weight-complex="bold"/>
    </style:style>
    <style:style style:name="T20" style:family="text">
      <style:text-properties fo:font-weight="normal" officeooo:rsid="0004b60d" style:font-weight-asian="normal" style:font-weight-complex="normal"/>
    </style:style>
    <style:style style:name="T21" style:family="text">
      <style:text-properties fo:font-weight="normal" officeooo:rsid="00058be8" style:font-weight-asian="normal" style:font-weight-complex="normal"/>
    </style:style>
    <style:style style:name="T22" style:family="text">
      <style:text-properties fo:font-weight="normal" officeooo:rsid="0009b8a5" style:font-weight-asian="normal" style:font-weight-complex="normal"/>
    </style:style>
    <style:style style:name="T23" style:family="text">
      <style:text-properties fo:font-weight="normal" officeooo:rsid="000b9d2d" style:font-weight-asian="normal" style:font-weight-complex="normal"/>
    </style:style>
    <style:style style:name="T24" style:family="text">
      <style:text-properties style:font-name="Liberation Sans" fo:font-size="16.1000003814697pt" fo:font-weight="bold" officeooo:rsid="0004b6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060b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officeooo:rsid="0009b8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Definition for Base Movements</text:p>
      <text:p text:style-name="P5"/>
      <text:h text:style-name="P1" text:outline-level="1"><text:span text:style-name="T16">I</text:span><text:span text:style-name="T15">nput Summary</text:span></text:h>
      <text:p text:style-name="P10"><text:span text:style-name="T2">Base controller subscribes to the following topics:<text:line-break/></text:span></text:p>
      <text:list xml:id="list3222430144" text:style-name="L1">
        <text:list-item>
          <text:p text:style-name="P9">/base_cntrl/go_back</text:p>
        </text:list-item>
        <text:list-item>
          <text:p text:style-name="P9">/base_cntrl/go_fwd</text:p>
        </text:list-item>
        <text:list-item>
          <text:p text:style-name="P9">/base_cntrl/go_left</text:p>
        </text:list-item>
        <text:list-item>
          <text:p text:style-name="P9">/base_cntrl/go_right</text:p>
        </text:list-item>
        <text:list-item>
          <text:p text:style-name="P9">/base_cntrl/go_to_pose</text:p>
        </text:list-item>
        <text:list-item>
          <text:p text:style-name="P9">/base_cntrl/in_cmd</text:p>
        </text:list-item>
        <text:list-item>
          <text:p text:style-name="P9">/base_cntrl/rotate_deg</text:p>
        </text:list-item>
        <text:list-item>
          <text:p text:style-name="P9">/base_cntrl/path_cost_qry</text:p>
        </text:list-item>
      </text:list>
      <text:p text:style-name="P8"/>
      <text:h text:style-name="Heading_20_1" text:outline-level="1">Output Summary</text:h>
      <text:p text:style-name="P16">Base controller publishes the following topics:</text:p>
      <text:list xml:id="list1747017820" text:style-name="L2">
        <text:list-item>
          <text:p text:style-name="P22">/base_cntrl/path_cost</text:p>
        </text:list-item>
        <text:list-item>
          <text:p text:style-name="P22">/base_cntrl/out_result</text:p>
        </text:list-item>
        <text:list-item>
          <text:p text:style-name="P22">/base_cntrl/cost_list</text:p>
        </text:list-item>
      </text:list>
      <text:p text:style-name="P23"/>
      <text:h text:style-name="P2" text:outline-level="1">Input Description</text:h>
      <text:h text:style-name="Heading_20_2" text:outline-level="2">/base_cntrl/go_back</text:h>
      <text:p text:style-name="P17"><text:span text:style-name="T9">The</text:span><text:span text:style-name="T17"> topic accepts a single </text:span><text:span text:style-name="T18">Float32</text:span><text:span text:style-name="T17"> type parameter which is the requested distance in meters. Publishing a value to this topic will cause the robot move </text:span><text:span text:style-name="T18">backwards</text:span><text:span text:style-name="T20"> by the requested distance.</text:span></text:p>
      <text:p text:style-name="P17"><text:span text:style-name="T10">Example: rostopic pub /base_cntrl/go_</text:span><text:span text:style-name="T12">back</text:span><text:span text:style-name="T10"> std_msgs/Float32 0.1</text:span></text:p>
      <text:h text:style-name="P3" text:outline-level="2">/base_cntrl/go_<text:span text:style-name="T24">fwd</text:span></text:h>
      <text:p text:style-name="P17"><text:span text:style-name="T10">The</text:span><text:span text:style-name="T20"> topic accepts a single </text:span><text:span text:style-name="T18">Float32 </text:span><text:span text:style-name="T20">type parameter which is the requested distance in meters. Publishing a value to this topic will cause the robot move </text:span><text:span text:style-name="T18">forward</text:span><text:span text:style-name="T20"> by the requested distance.</text:span></text:p>
      <text:p text:style-name="P18"><text:span text:style-name="T20">E</text:span><text:span text:style-name="T21">xample: </text:span><text:span text:style-name="T11">rostopic pub /base_cntrl/go_</text:span><text:span text:style-name="T12">fwd</text:span><text:span text:style-name="T11"> std_msgs/Float32 0.1</text:span></text:p>
      <text:h text:style-name="P3" text:outline-level="2">/base_cntrl/go_<text:span text:style-name="T24">left</text:span></text:h>
      <text:p text:style-name="P17"><text:span text:style-name="T10">The</text:span><text:span text:style-name="T20"> topic accepts a single </text:span><text:span text:style-name="T18">Float32 </text:span><text:span text:style-name="T20">type parameter which is the requested distance in meters. Publishing a value to this topic will cause the robot move </text:span><text:span text:style-name="T18">left</text:span><text:span text:style-name="T20"> by the requested distance.</text:span></text:p>
      <text:p text:style-name="P18"><text:span text:style-name="T20">E</text:span><text:span text:style-name="T21">xample: </text:span><text:span text:style-name="T11">rostopic pub /base_cntrl/go_</text:span><text:span text:style-name="T12">left</text:span><text:span text:style-name="T11"> std_msgs/Float32 0.1</text:span></text:p>
      <text:h text:style-name="P3" text:outline-level="2"><text:soft-page-break/>/base_cntrl/go_<text:span text:style-name="T24">right</text:span></text:h>
      <text:p text:style-name="P17"><text:span text:style-name="T3">The topic accepts a single </text:span><text:span text:style-name="T13">Float32 </text:span><text:span text:style-name="T3">type parameter which is the requested distance in meters. Publishing a value to this topic will cause the robot move </text:span><text:span text:style-name="T13">right</text:span><text:span text:style-name="T3"> by the requested distance.</text:span></text:p>
      <text:p text:style-name="P18"><text:span text:style-name="T3">E</text:span><text:span text:style-name="T4">xample: rostopic pub /base_cntrl/go_</text:span><text:span text:style-name="T5">right</text:span><text:span text:style-name="T4"> std_msgs/Float32 0.1</text:span></text:p>
      <text:h text:style-name="P4" text:outline-level="2">/base_cntrl/go_<text:span text:style-name="T24">to_pose</text:span></text:h>
      <text:p text:style-name="P20"><text:span text:style-name="T3">The topic accepts a single Pose type parameter which is the requested destination pose for the robot. Publishing a value to this topic will cause the robot move to the requested destination pose.</text:span></text:p>
      <text:p text:style-name="P19"><text:span text:style-name="T3">E</text:span><text:span text:style-name="T1">xample: rostopic pub -1 /base_cntrl/go_to_pose geometry_msgs/Pose '{position: {x: -1.0, y: -2.0, z: 0.0}, orientation: {w: 1.0}}'</text:span></text:p>
      <text:h text:style-name="P3" text:outline-level="2">/base_cntrl/<text:span text:style-name="T25">in_cmd</text:span></text:h>
      <text:p text:style-name="P17"><text:span text:style-name="T3">The topic accepts a single </text:span><text:span text:style-name="T14">String</text:span><text:span text:style-name="T3"> type parameter which is the </text:span><text:span text:style-name="T5">required command </text:span><text:span text:style-name="T3">for the robot. </text:span><text:span text:style-name="T5">The robot will react to the following commands:</text:span></text:p>
      <text:list xml:id="list1601255929" text:style-name="L3">
        <text:list-item>
          <text:p text:style-name="P11"><text:span text:style-name="T5">fwd</text:span></text:p>
          <text:list>
            <text:list-item>
              <text:p text:style-name="P14"><text:span text:style-name="T5">C</text:span><text:span text:style-name="T1">auses the robot to move forward by 1m.</text:span></text:p>
            </text:list-item>
          </text:list>
        </text:list-item>
        <text:list-item>
          <text:p text:style-name="P11"><text:span text:style-name="T6">b</text:span><text:span text:style-name="T5">ack</text:span></text:p>
          <text:list>
            <text:list-item>
              <text:p text:style-name="P14"><text:span text:style-name="T5">C</text:span><text:span text:style-name="T1">auses the robot to move backwards by 1m.</text:span></text:p>
            </text:list-item>
          </text:list>
        </text:list-item>
        <text:list-item>
          <text:p text:style-name="P11"><text:span text:style-name="T6">r</text:span><text:span text:style-name="T5">ight</text:span></text:p>
          <text:list>
            <text:list-item>
              <text:p text:style-name="P14"><text:span text:style-name="T5">C</text:span><text:span text:style-name="T1">auses the robot to move right by 1m.</text:span></text:p>
            </text:list-item>
          </text:list>
        </text:list-item>
        <text:list-item>
          <text:p text:style-name="P11"><text:span text:style-name="T6">l</text:span><text:span text:style-name="T5">eft</text:span></text:p>
          <text:list>
            <text:list-item>
              <text:p text:style-name="P11"><text:span text:style-name="T5">C</text:span><text:span text:style-name="T6">auses the robot to move left by 1m.</text:span></text:p>
            </text:list-item>
          </text:list>
        </text:list-item>
        <text:list-item>
          <text:p text:style-name="P11"><text:span text:style-name="T6">s</text:span><text:span text:style-name="T5">pin</text:span></text:p>
          <text:list>
            <text:list-item>
              <text:p text:style-name="P14"><text:span text:style-name="T5">C</text:span><text:span text:style-name="T1">auses the robot to spin in place by 360 degrees.</text:span></text:p>
            </text:list-item>
          </text:list>
        </text:list-item>
        <text:list-item>
          <text:p text:style-name="P11"><text:span text:style-name="T6">s</text:span><text:span text:style-name="T5">helf</text:span><text:span text:style-name="T6">&lt;x&gt;</text:span></text:p>
          <text:list>
            <text:list-item>
              <text:p text:style-name="P14"><text:span text:style-name="T1">Where &lt;x&gt; is a number of the desired shelf, this command causes the robot to navigate to the requested shelf and position itself with a defined offset in front of it.</text:span></text:p>
            </text:list-item>
            <text:list-item>
              <text:p text:style-name="P12"><text:span text:style-name="T7">&lt;x&gt; must be an integer in the range of [1..8]</text:span></text:p>
            </text:list-item>
          </text:list>
        </text:list-item>
        <text:list-item>
          <text:p text:style-name="P12"><text:span text:style-name="T7">get_cost_of_travel</text:span></text:p>
          <text:list>
            <text:list-item>
              <text:p text:style-name="P13"><text:span text:style-name="T7">P</text:span><text:span text:style-name="T8">ublishes a 1-dimensional Float32MultiArray message to </text:span><text:span text:style-name="T2">/base_cntrl/cost_list. </text:span><text:span text:style-name="T8">The array contains path costs to each of the 8 shelves from the current position of the robot. The path costs are returned in order for the shelves starting at shelf 1.</text:span></text:p>
            </text:list-item>
          </text:list>
        </text:list-item>
      </text:list>
      <text:p text:style-name="P15"><text:span text:style-name="T8">E</text:span><text:span text:style-name="T1">xample: rostopic pub /base_cntrl/in_cmd std_msgs/String "fwd"</text:span></text:p>
      <text:list xml:id="list1142033516162" text:continue-numbering="true" text:style-name="L3">
        <text:list-header>
          <text:p text:style-name="P13"><text:span text:style-name="T8"/></text:p>
        </text:list-header>
      </text:list>
      <text:h text:style-name="Heading_20_2" text:outline-level="2">/base_cntrl/rotate_deg</text:h>
      <text:p text:style-name="P21"><text:span text:style-name="T26">The topic accepts a single </text:span><text:span text:style-name="T19">Int16</text:span><text:span text:style-name="T22"> type parameter, which is the required rotation of the robot in degrees. </text:span><text:span text:style-name="T23">The value can be either positive or negative. Positive value causes the robot to rotate clock-wise while negative value provides counter-clock-wise rotation.</text:span></text:p>
      <text:p text:style-name="P8">rostopic pub /base_cntrl/rotate_deg std_msgs/Int16 '{data: -25}'</text:p>
      <text:p text:style-name="P8"/>
      <text:p text:style-name="P8"/>
      <text:p text:style-name="P8"/>
      <text:p text:style-name="P7">And the following topic that base controller publishes:<text:line-break/>/base_cntrl/out_result</text:p>
      <text:p text:style-name="P7"><text:soft-page-break/>The rotate_deg topic allows to perform a clock-wise or counter-clock-wise rotation of the base by an arbitrary number of degrees. To rotate 25 degrees clock wise, one could publish this from the command line:</text:p>
      <text:p text:style-name="P7">rostopic pub /base_cntrl/rotate_deg std_msgs/Int16 '{data: 25}'<text:line-break/><text:line-break/>Or for counter-clock-wise rotation:<text:line-break/>rostopic pub /base_cntrl/rotate_deg std_msgs/Int16 '{data: -25}'<text:line-break/><text:line-break/>The "spin" command will make the robot spin 360 degrees. And the "shelf3" command will navigate the robot to a vicinity of shelf #3 although the proximity to the shelf will be rather loose. </text:p>
      <text:p text:style-name="P7">And finally the out_result topic can be used to get a feedback about the completion of the required action. So if one subscribes to it:</text:p>
      <text:p text:style-name="P7">rostopic echo /base_cntrl/out_result</text:p>
      <text:p text:style-name="P7">then it will be returning status strings, e.g.:<text:line-break/>data: "OK LEFT"<text:line-break/>---<text:line-break/>data: "OK BACK"<text:line-break/>---<text:line-break/>data: "OK ROTATE"<text:line-break/>---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3:24:48.210785154</meta:creation-date>
    <meta:generator>LibreOffice/6.4.6.2$Linux_X86_64 LibreOffice_project/40$Build-2</meta:generator>
    <dc:date>2021-04-11T00:11:39.927659604</dc:date>
    <meta:editing-duration>PT34M7S</meta:editing-duration>
    <meta:editing-cycles>7</meta:editing-cycles>
    <meta:document-statistic meta:table-count="0" meta:image-count="0" meta:object-count="0" meta:page-count="3" meta:paragraph-count="60" meta:word-count="612" meta:character-count="4045" meta:non-whitespace-character-count="3515"/>
  </office:meta>
</office:document-meta>
</file>